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sp fist</text:p>
          </table:table-cell>
          <table:table-cell table:number-columns-repeated="2"/>
          <table:table-cell office:value-type="string" calcext:value-type="string">
            <text:p>base first</text:p>
          </table:table-cell>
          <table:table-cell/>
        </table:table-row>
        <table:table-row table:style-name="ro1">
          <table:table-cell office:value-type="float" office:value="0.0398" calcext:value-type="float">
            <text:p>0.0398</text:p>
          </table:table-cell>
          <table:table-cell office:value-type="float" office:value="0.1699" calcext:value-type="float">
            <text:p>0.1699</text:p>
          </table:table-cell>
          <table:table-cell/>
          <table:table-cell office:value-type="float" office:value="0.0572" calcext:value-type="float">
            <text:p>0.0572</text:p>
          </table:table-cell>
          <table:table-cell office:value-type="float" office:value="0.0544" calcext:value-type="float">
            <text:p>0.0544</text:p>
          </table:table-cell>
        </table:table-row>
        <table:table-row table:style-name="ro1">
          <table:table-cell office:value-type="float" office:value="0.0498" calcext:value-type="float">
            <text:p>0.0498</text:p>
          </table:table-cell>
          <table:table-cell office:value-type="float" office:value="0.1032" calcext:value-type="float">
            <text:p>0.1032</text:p>
          </table:table-cell>
          <table:table-cell/>
          <table:table-cell office:value-type="float" office:value="0.0524" calcext:value-type="float">
            <text:p>0.0524</text:p>
          </table:table-cell>
          <table:table-cell office:value-type="float" office:value="0.1924" calcext:value-type="float">
            <text:p>0.1924</text:p>
          </table:table-cell>
        </table:table-row>
        <table:table-row table:style-name="ro1">
          <table:table-cell office:value-type="float" office:value="0.0455" calcext:value-type="float">
            <text:p>0.0455</text:p>
          </table:table-cell>
          <table:table-cell office:value-type="float" office:value="0.1079" calcext:value-type="float">
            <text:p>0.1079</text:p>
          </table:table-cell>
          <table:table-cell/>
          <table:table-cell office:value-type="float" office:value="0.0586" calcext:value-type="float">
            <text:p>0.0586</text:p>
          </table:table-cell>
          <table:table-cell office:value-type="float" office:value="0.186" calcext:value-type="float">
            <text:p>0.186</text:p>
          </table:table-cell>
        </table:table-row>
        <table:table-row table:style-name="ro1">
          <table:table-cell office:value-type="float" office:value="0.0913" calcext:value-type="float">
            <text:p>0.0913</text:p>
          </table:table-cell>
          <table:table-cell office:value-type="float" office:value="0.1455" calcext:value-type="float">
            <text:p>0.1455</text:p>
          </table:table-cell>
          <table:table-cell/>
          <table:table-cell office:value-type="float" office:value="0.0751" calcext:value-type="float">
            <text:p>0.0751</text:p>
          </table:table-cell>
          <table:table-cell office:value-type="float" office:value="0.192" calcext:value-type="float">
            <text:p>0.192</text:p>
          </table:table-cell>
        </table:table-row>
        <table:table-row table:style-name="ro1">
          <table:table-cell office:value-type="float" office:value="0.1267" calcext:value-type="float">
            <text:p>0.1267</text:p>
          </table:table-cell>
          <table:table-cell office:value-type="float" office:value="0.1295" calcext:value-type="float">
            <text:p>0.1295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table:formula="of:=AVERAGE([.A2:.A6])" office:value-type="float" office:value="0.07062" calcext:value-type="float">
            <text:p>0.07062</text:p>
          </table:table-cell>
          <table:table-cell table:formula="of:=AVERAGE([.B2:.B6])" office:value-type="float" office:value="0.1312" calcext:value-type="float">
            <text:p>0.1312</text:p>
          </table:table-cell>
          <table:table-cell/>
          <table:table-cell table:formula="of:=AVERAGE([.D2:.D6])" office:value-type="float" office:value="0.23666" calcext:value-type="float">
            <text:p>0.23666</text:p>
          </table:table-cell>
          <table:table-cell table:formula="of:=AVERAGE([.E2:.E6])" office:value-type="float" office:value="0.81096" calcext:value-type="float">
            <text:p>0.810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6T16:21:07.842856772</meta:creation-date>
    <dc:date>2026-01-06T16:40:02.989633050</dc:date>
    <meta:editing-duration>PT7M34S</meta:editing-duration>
    <meta:editing-cycles>1</meta:editing-cycles>
    <meta:document-statistic meta:table-count="1" meta:cell-count="26" meta:object-count="0"/>
    <meta:generator>LibreOffice/24.2.7.2$Linux_X86_64 LibreOffice_project/420$Build-2</meta:generator>
  </office:meta>
</office:document-meta>
</file>